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 fo:min-height="9.529cm" fo:min-width="18.55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top" draw:auto-grow-height="false" fo:min-height="4.387cm" fo:min-width="9.406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top" draw:auto-grow-height="false" fo:min-height="4.322cm" fo:min-width="8.263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top" draw:auto-grow-height="false" fo:min-height="10.418cm" fo:min-width="18.55cm"/>
      <style:paragraph-properties style:writing-mode="lr-tb"/>
    </style:style>
    <style:style style:name="P1" style:family="paragraph">
      <style:paragraph-properties fo:text-align="center"/>
      <style:text-properties fo:font-size="8pt"/>
    </style:style>
    <style:style style:name="P2" style:family="paragraph">
      <style:paragraph-properties fo:text-align="start"/>
      <style:text-properties fo:font-size="8pt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font-size="8pt"/>
    </style:style>
    <style:style style:name="P4" style:family="paragraph">
      <loext:graphic-properties draw:fill="none"/>
      <style:paragraph-properties fo:text-align="center"/>
      <style:text-properties fo:font-size="8pt"/>
    </style:style>
    <style:style style:name="P5" style:family="paragraph">
      <loext:graphic-properties draw:fill="none"/>
      <style:paragraph-properties fo:text-align="center"/>
      <style:text-properties fo:font-size="8pt" style:font-size-asian="10pt" style:font-size-complex="10pt"/>
    </style:style>
    <style:style style:name="T1" style:family="text">
      <style:text-properties fo:font-size="8pt"/>
    </style:style>
    <style:style style:name="T2" style:family="text">
      <style:text-properties fo:color="#c9211e" fo:font-size="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8pt" style:font-size-asian="10pt" style:font-size-complex="10pt"/>
    </style:style>
    <style:style style:name="T5" style:family="text">
      <style:text-properties fo:color="#2a6099" fo:font-size="8pt" style:font-size-asian="10pt" style:font-size-complex="10pt"/>
    </style:style>
    <style:style style:name="T6" style:family="text">
      <style:text-properties fo:font-variant="normal" fo:text-transform="non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9211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a6099"/>
    </style:style>
    <style:style style:name="T9" style:family="text">
      <style:text-properties fo:color="#00a933"/>
    </style:style>
    <style:style style:name="T10" style:family="text">
      <style:text-properties fo:color="#c9211e"/>
    </style:style>
    <style:style style:name="T11" style:family="text">
      <style:text-properties style:font-size-asian="10pt" style:font-size-complex="10pt"/>
    </style:style>
    <style:style style:name="T12" style:family="text">
      <style:text-properties fo:color="#c9211e" style:font-size-asian="10pt" style:font-size-complex="10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2a6099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4" draw:layer="layout" svg:width="19.05cm" svg:height="9.779cm" svg:x="1.254cm" svg:y="17.002cm">
          <text:p text:style-name="P1">"Dracula" DBus deamon</text:p>
          <text:p text:style-name="P1">(DBus service, exports @method(), )</text:p>
          <text:p text:style-name="P2"><text:span text:style-name="T1">File: test_run_dbus_dracula.py</text:span></text:p>
          <text:p text:style-name="P2"><text:span text:style-name="T1">async def main():</text:span></text:p>
          <text:p text:style-name="P2"><text:span text:style-name="T1"><text:s text:c="4"/></text:span><text:span text:style-name="T1">bus = await </text:span><text:span text:style-name="T1">MessageBus().connect()</text:span></text:p>
          <text:p text:style-name="P2"><text:span text:style-name="T1">...</text:span></text:p>
          <text:p text:style-name="P2"><text:span text:style-name="T1"><text:s text:c="4"/></text:span><text:span text:style-name="T1">interface = </text:span><text:span text:style-name="T1">CAnalyzer.</text:span><text:span text:style-name="T2">CZoetisAnalyzerInterf</text:span><text:span text:style-name="T2">ace</text:span><text:span text:style-name="T1">(strRequestName)</text:span></text:p>
          <text:p text:style-name="P2"><text:span text:style-name="T1"><text:s text:c="4"/></text:span><text:span text:style-name="T1">bus.export(strServicePath, </text:span><text:span text:style-name="T1">interface)</text:span></text:p>
          <text:p text:style-name="P2"><text:span text:style-name="T1"><text:s text:c="4"/></text:span><text:span text:style-name="T1">await </text:span><text:span text:style-name="T1">bus.request_name(strRequestNa</text:span><text:span text:style-name="T1">me)</text:span></text:p>
          <text:p text:style-name="P2"><text:span text:style-name="T1">...</text:span></text:p>
          <text:p text:style-name="P2"><text:span text:style-name="T1"><text:s text:c="4"/></text:span><text:span text:style-name="T1">await </text:span><text:span text:style-name="T1">bus.wait_for_disconnect()</text:span></text:p>
          <text:p text:style-name="P2"><text:span text:style-name="T1"/></text:p>
          <text:p text:style-name="P2"><text:span text:style-name="T1">if __name__ == '__main__':</text:span></text:p>
          <text:p text:style-name="P2"><text:span text:style-name="T1"><text:s text:c="4"/></text:span><text:span text:style-name="T1">asyncio.get_event_loop().run_unt</text:span><text:span text:style-name="T1">il_complete(main())</text:span></text:p>
          <text:p text:style-name="P2"><text:span text:style-name="T1"/></text:p>
          <text:p text:style-name="P2">File: Canalyzer.py</text:p>
          <text:p text:style-name="P3"><text:span text:style-name="T3"># ServiceInterface exports </text:span><text:span text:style-name="T4">Methods: </text:span><text:span text:style-name="T5">@method()</text:span><text:span text:style-name="T4">, Properties: </text:span><text:span text:style-name="T4">@property, Signals:@signal()</text:span></text:p>
          <text:p text:style-name="P3"><text:span text:style-name="T6">class </text:span><text:span text:style-name="T7">CzoetisAnalyzerInterface</text:span><text:span text:style-name="T3">(Servic</text:span><text:span text:style-name="T3">eInterface):</text:span></text:p>
          <text:p text:style-name="P2"><text:span text:style-name="T8"><text:s text:c="4"/></text:span><text:span text:style-name="T8">@method()</text:span></text:p>
          <text:p text:style-name="P2"><text:s text:c="4"/>def measurement_supported_consumables_get(self) -&gt; 's':</text:p>
          <text:p text:style-name="P2"><text:s text:c="8"/># returns dictionary type</text:p>
          <text:p text:style-name="P2"><text:s text:c="8"/>dictRtn = measurement_channel_controller.<text:span text:style-name="T9">measurement_supported_consu</text:span><text:span text:style-name="T9">mables_get()</text:span></text:p>
          <text:p text:style-name="P2"><text:s text:c="8"/># return a str to caller</text:p>
          <text:p text:style-name="P2"><text:s text:c="8"/>return str(dictRtn)</text:p>
          <text:p text:style-name="P2"/>
          <text:p text:style-name="P2">File: measurement_channel_controller.py</text:p>
          <text:p text:style-name="P2">def <text:span text:style-name="T9">measurement_supported_consu</text:span><text:span text:style-name="T9">mables_get()</text:span>:</text:p>
          <text:p text:style-name="P2"><text:tab/>dictConsumables = …</text:p>
          <text:p text:style-name="P2"><text:tab/>return dictConsumables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9.906cm" svg:height="4.637cm" svg:x="1.254cm" svg:y="1.189cm">
          <text:p text:style-name="P1">"Hub" GUI app</text:p>
          <text:p text:style-name="P1">(Example Hub app, uses generate openAPI code)</text:p>
          <text:p text:style-name="P1"/>
          <text:p text:style-name="P2">class CvetscanAnalyzerInfo:</text:p>
          <text:p text:style-name="P2"><text:s text:c="4"/>def get_consumables(self) -&gt; str:</text:p>
          <text:p text:style-name="P2"><text:s text:c="8"/>try:</text:p>
          <text:p text:style-name="P2"><text:s text:c="12"/>strRequest = "http://" + self.__str_IP_Address +</text:p>
          <text:p text:style-name="P2"><text:s text:c="22"/>":8080/measurement/supported_consumables"</text:p>
          <text:p text:style-name="P2"><text:s text:c="12"/>r = requests.get(strRequest)</text:p>
          <text:p text:style-name="P2"><text:s text:c="12"/>return r.text</text:p>
          <text:p text:style-name="P2"><text:s text:c="8"/>except:</text:p>
          <text:p text:style-name="P2"><text:s text:c="12"/>return ""</text:p>
          <text:p text:style-name="P2"/>
          <text:p text:style-name="P2"><text:span text:style-name="T10">TODO Use openapi_client.rest to call APIs.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763cm" svg:height="4.572cm" svg:x="11.541cm" svg:y="1.254cm">
          <text:p text:style-name="P1"><text:span text:style-name="T11">Chrome</text:span></text:p>
          <text:p text:style-name="P1"><text:span text:style-name="T11">(Web Browser user of openAPI server website)</text:span></text:p>
          <text:p text:style-name="P1"><text:span text:style-name="T11"/></text:p>
          <text:p text:style-name="P2"><text:span text:style-name="T11">http://localhost:8080/measurement/supported_consumabl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9.05cm" svg:height="10.668cm" svg:x="1.254cm" svg:y="5.953cm">
          <text:p text:style-name="P1"><text:span text:style-name="T11">"Dracula" analyzer</text:span></text:p>
          <text:p text:style-name="P1"><text:span text:style-name="T11">(open API Server: localhost:8080)</text:span></text:p>
          <text:p text:style-name="P2"><text:span text:style-name="T11">File: test_run_analyzer_app.py</text:span></text:p>
          <text:p text:style-name="P2"><text:span text:style-name="T11"/></text:p>
          <text:p text:style-name="P3"><text:span text:style-name="T11">------------------------------------ openAPI Server ---------------------------------------</text:span></text:p>
          <text:p text:style-name="P2"><text:span text:style-name="T11">from analyzer_app.openapi_server import encoder</text:span></text:p>
          <text:p text:style-name="P2"><text:span text:style-name="T11">def analyzer_apis():</text:span></text:p>
          <text:p text:style-name="P2"><text:span text:style-name="T11"><text:tab/></text:span><text:span text:style-name="T11">app = connexion.App(…)</text:span></text:p>
          <text:p text:style-name="P2"><text:span text:style-name="T11"><text:tab/></text:span><text:span text:style-name="T11">...</text:span></text:p>
          <text:p text:style-name="P2"><text:span text:style-name="T11"><text:tab/></text:span><text:span text:style-name="T11">app.run(8080)</text:span></text:p>
          <text:p text:style-name="P2"><text:span text:style-name="T11"/></text:p>
          <text:p text:style-name="P2"><text:span text:style-name="T11">if __name__ == '__main__':</text:span></text:p>
          <text:p text:style-name="P2"><text:span text:style-name="T11"><text:s text:c="4"/></text:span><text:span text:style-name="T11">print("")</text:span></text:p>
          <text:p text:style-name="P2"><text:span text:style-name="T11"><text:s text:c="4"/></text:span><text:span text:style-name="T11">analyzer_apis()</text:span></text:p>
          <text:p text:style-name="P2"><text:span text:style-name="T11"/></text:p>
          <text:p text:style-name="P2"><text:span text:style-name="T11">------------------------------------ Interface to Dbus service ---------------------------------------</text:span></text:p>
          <text:p text:style-name="P2"><text:span text:style-name="T11">File: CDBusDraculaService.py</text:span></text:p>
          <text:p text:style-name="P2"><text:span text:style-name="T11">class </text:span><text:span text:style-name="T12">CDBusDraculaService</text:span><text:span text:style-name="T11">():</text:span></text:p>
          <text:p text:style-name="P2"><text:span text:style-name="T11"><text:s text:c="4"/></text:span><text:span text:style-name="T11">def __new__(cls, *args, **kwargs):</text:span></text:p>
          <text:p text:style-name="P2"><text:span text:style-name="T11"><text:s text:c="8"/></text:span><text:span text:style-name="T11">with cls._lock:</text:span></text:p>
          <text:p text:style-name="P2"><text:span text:style-name="T11"><text:tab/></text:span><text:span text:style-name="T11"> <text:s text:c="2"/>…</text:span></text:p>
          <text:p text:style-name="P3"><text:span text:style-name="T13"><text:tab/></text:span><text:span text:style-name="T13"> <text:s text:c="2"/></text:span><text:span text:style-name="T11"># super() adds DBus service’s Methods: </text:span><text:span text:style-name="T14">@method()</text:span><text:span text:style-name="T11">, Properties: @property, Signals:@signal()</text:span></text:p>
          <text:p text:style-name="P2"><text:span text:style-name="T11"><text:tab/></text:span><text:span text:style-name="T11"> <text:s text:c="2"/></text:span><text:span text:style-name="T11">cls._instance = super(CDBusDraculaService, cls).__new__(cls)</text:span></text:p>
          <text:p text:style-name="P2"><text:span text:style-name="T11"><text:s text:c="16"/></text:span><text:span text:style-name="T11">cls.bus <text:s text:c="5"/>= SessionBus()</text:span></text:p>
          <text:p text:style-name="P2"><text:span text:style-name="T11"><text:s text:c="16"/></text:span><text:span text:style-name="T11">cls.draculad = cls.bus.get(strRequestName)</text:span></text:p>
          <text:p text:style-name="P2"><text:span text:style-name="T11"/></text:p>
          <text:p text:style-name="P3"><text:span text:style-name="T13">File: </text:span><text:span text:style-name="T11">measurement_supported_controller.py</text:span></text:p>
          <text:p text:style-name="P3"><text:span text:style-name="T11">from CDBusDraculaService import CDBusDraculaService</text:span></text:p>
          <text:p text:style-name="P2"><text:span text:style-name="T11">def measurement_supported_consumables_get():</text:span></text:p>
          <text:p text:style-name="P2"><text:span text:style-name="T11"><text:s text:c="4"/></text:span><text:span text:style-name="T11">oDracula = </text:span><text:span text:style-name="T12">CDBusDraculaService</text:span><text:span text:style-name="T11">()</text:span></text:p>
          <text:p text:style-name="P2"><text:span text:style-name="T11"><text:s text:c="4"/></text:span><text:span text:style-name="T11">strConsumables = oDracula.draculad.measurement_supported_consumables_get()</text:span></text:p>
          <text:p text:style-name="P2"><text:span text:style-name="T11"><text:s text:c="4"/></text:span><text:span text:style-name="T11">return strConsumables</text:span></text:p>
          <text:p text:style-name="P2"><text:span text:style-name="T1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08:19:30.741283828</meta:creation-date>
    <dc:date>2021-08-30T10:07:15.849407323</dc:date>
    <meta:editing-duration>PT34M49S</meta:editing-duration>
    <meta:editing-cycles>8</meta:editing-cycles>
    <meta:generator>LibreOffice/6.4.7.2$Linux_X86_64 LibreOffice_project/40$Build-2</meta:generator>
    <meta:document-statistic meta:object-count="4"/>
  </office:meta>
</office:document-meta>
</file>